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left" draw:textarea-vertical-align="to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5cm" svg:height="15.84cm" svg:x="1.66cm" svg:y="1.66cm">
          <text:p text:style-name="P1">Design1</text:p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3.3cm" svg:height="1.65cm" svg:x="2.32cm" svg:y="2.65cm">
          <text:p text:style-name="P1">Inst1 “R”</text:p>
        </draw:rect>
        <draw:rect draw:style-name="gr2" draw:text-style-name="P1" draw:layer="layout" svg:width="3.3cm" svg:height="1.65cm" svg:x="6.28cm" svg:y="2.65cm">
          <text:p text:style-name="P1">Inst2 “R”</text:p>
        </draw:rect>
        <draw:rect draw:style-name="gr2" draw:text-style-name="P1" draw:layer="layout" svg:width="3.3cm" svg:height="1.65cm" svg:x="10.24cm" svg:y="2.65cm">
          <text:p text:style-name="P1">Inst3 “R2”</text:p>
        </draw:rect>
        <draw:rect draw:style-name="gr2" draw:text-style-name="P1" draw:layer="layout" svg:width="4.125cm" svg:height="1.65cm" svg:x="14.07cm" svg:y="2.62cm">
          <text:p text:style-name="P1">Inst3 “R4”</text:p>
        </draw:rect>
        <draw:rect draw:style-name="gr2" draw:text-style-name="P1" draw:layer="layout" svg:width="4.125cm" svg:height="1.65cm" svg:x="14.283cm" svg:y="2.85cm">
          <text:p text:style-name="P1">Inst3 “R4”</text:p>
        </draw:rect>
        <draw:rect draw:style-name="gr2" draw:text-style-name="P1" draw:layer="layout" svg:width="4.125cm" svg:height="1.65cm" svg:x="14.495cm" svg:y="3.08cm">
          <text:p text:style-name="P1">Inst4[1:23] “C”</text:p>
        </draw:rect>
        <draw:rect draw:style-name="gr3" draw:text-style-name="P1" draw:layer="layout" svg:width="11.22cm" svg:height="3.3cm" svg:x="2.32cm" svg:y="4.96cm">
          <text:p text:style-name="P1">SubInst1</text:p>
        </draw:rect>
        <draw:rect draw:style-name="gr2" draw:text-style-name="P1" draw:layer="layout" svg:width="3.3cm" svg:height="1.65cm" svg:x="2.65cm" svg:y="5.95cm">
          <text:p text:style-name="P1">Inst1 “R1”</text:p>
        </draw:rect>
        <draw:rect draw:style-name="gr2" draw:text-style-name="P1" draw:layer="layout" svg:width="3.3cm" svg:height="1.65cm" svg:x="6.28cm" svg:y="5.95cm">
          <text:p text:style-name="P1">Inst2 “C4”</text:p>
        </draw:rect>
        <draw:rect draw:style-name="gr2" draw:text-style-name="P1" draw:layer="layout" svg:width="3.3cm" svg:height="1.65cm" svg:x="9.91cm" svg:y="5.95cm">
          <text:p text:style-name="P1">Inst3 “C1”</text:p>
        </draw:rect>
        <draw:rect draw:style-name="gr3" draw:text-style-name="P1" draw:layer="layout" svg:width="12.21cm" svg:height="3.3cm" svg:x="13.87cm" svg:y="4.96cm">
          <text:p text:style-name="P1">SubInst2</text:p>
        </draw:rect>
        <draw:rect draw:style-name="gr2" draw:text-style-name="P1" draw:layer="layout" svg:width="3.3cm" svg:height="1.65cm" svg:x="14.1cm" svg:y="5.95cm">
          <text:p text:style-name="P1">Inst1 “R3”</text:p>
        </draw:rect>
        <draw:rect draw:style-name="gr2" draw:text-style-name="P1" draw:layer="layout" svg:width="4.125cm" svg:height="1.65cm" svg:x="17.66cm" svg:y="5.95cm">
          <text:p text:style-name="P1">Inst3 “R4”</text:p>
        </draw:rect>
        <draw:rect draw:style-name="gr2" draw:text-style-name="P1" draw:layer="layout" svg:width="4.125cm" svg:height="1.65cm" svg:x="17.873cm" svg:y="6.18cm">
          <text:p text:style-name="P1">Inst3 “R4”</text:p>
        </draw:rect>
        <draw:rect draw:style-name="gr2" draw:text-style-name="P1" draw:layer="layout" svg:width="4.125cm" svg:height="1.65cm" svg:x="18.085cm" svg:y="6.41cm">
          <text:p text:style-name="P1">Inst2[10:1] “R”</text:p>
        </draw:rect>
        <draw:rect draw:style-name="gr2" draw:text-style-name="P1" draw:layer="layout" svg:width="3.3cm" svg:height="1.65cm" svg:x="22.48cm" svg:y="5.95cm">
          <text:p text:style-name="P1">Inst3 “C5”</text:p>
        </draw:rect>
        <draw:rect draw:style-name="gr3" draw:text-style-name="P1" draw:layer="layout" svg:width="8.58cm" svg:height="4.62cm" svg:x="2.32cm" svg:y="8.59cm">
          <text:p text:style-name="P1">SubInst3 “R3”</text:p>
        </draw:rect>
        <draw:rect draw:style-name="gr3" draw:text-style-name="P1" draw:layer="layout" svg:width="7.92cm" svg:height="3.2cm" svg:x="2.65cm" svg:y="9.68cm">
          <text:p text:style-name="P1">SubInst4 “R4”</text:p>
        </draw:rect>
        <draw:rect draw:style-name="gr2" draw:text-style-name="P1" draw:layer="layout" svg:width="3.3cm" svg:height="1.65cm" svg:x="3.31cm" svg:y="10.8cm">
          <text:p text:style-name="P1">Inst1 “R”</text:p>
        </draw:rect>
        <draw:rect draw:style-name="gr2" draw:text-style-name="P1" draw:layer="layout" svg:width="3.3cm" svg:height="1.65cm" svg:x="6.97cm" svg:y="10.8cm">
          <text:p text:style-name="P1">Inst2 “C”</text:p>
        </draw:rect>
        <draw:rect draw:style-name="gr3" draw:text-style-name="P1" draw:layer="layout" svg:width="12.746cm" svg:height="8.105cm" svg:x="11.23cm" svg:y="8.59cm">
          <text:p text:style-name="P1">SubInst5[1,4,3] “X”</text:p>
        </draw:rect>
        <draw:rect draw:style-name="gr3" draw:text-style-name="P1" draw:layer="layout" svg:width="12.746cm" svg:height="8.102cm" svg:x="11.457cm" svg:y="8.829cm">
          <text:p text:style-name="P1">SubInst5[1,4,3] “X”</text:p>
        </draw:rect>
        <draw:rect draw:style-name="gr3" draw:text-style-name="P1" draw:layer="layout" svg:width="12.746cm" svg:height="8.104cm" svg:x="11.684cm" svg:y="9.066cm">
          <text:p text:style-name="P1">SubInst5[1,4,3]</text:p>
        </draw:rect>
        <draw:rect draw:style-name="gr2" draw:text-style-name="P1" draw:layer="layout" svg:width="3.3cm" svg:height="1.65cm" svg:x="11.99cm" svg:y="10.14cm">
          <text:p text:style-name="P1">Inst1 “R”</text:p>
        </draw:rect>
        <draw:rect draw:style-name="gr2" draw:text-style-name="P1" draw:layer="layout" svg:width="3.3cm" svg:height="1.65cm" svg:x="15.65cm" svg:y="10.14cm">
          <text:p text:style-name="P1">Inst2 “C”</text:p>
        </draw:rect>
        <draw:rect draw:style-name="gr2" draw:text-style-name="P1" draw:layer="layout" svg:width="3.925cm" svg:height="1.65cm" svg:x="19.25cm" svg:y="10.11cm">
          <text:p text:style-name="P1">Inst3 “R5”</text:p>
        </draw:rect>
        <draw:rect draw:style-name="gr2" draw:text-style-name="P1" draw:layer="layout" svg:width="3.925cm" svg:height="1.65cm" svg:x="19.524cm" svg:y="10.34cm">
          <text:p text:style-name="P1">Inst3 “R5”</text:p>
        </draw:rect>
        <draw:rect draw:style-name="gr2" draw:text-style-name="P1" draw:layer="layout" svg:width="3.925cm" svg:height="1.65cm" svg:x="19.845cm" svg:y="10.61cm">
          <text:p text:style-name="P1">Inst3[1:5] “R”</text:p>
        </draw:rect>
        <draw:rect draw:style-name="gr3" draw:text-style-name="P1" draw:layer="layout" svg:width="8.691cm" svg:height="3.624cm" svg:x="11.89cm" svg:y="12.65cm">
          <text:p text:style-name="P1">SubInst4 “R4”</text:p>
        </draw:rect>
        <draw:rect draw:style-name="gr3" draw:text-style-name="P1" draw:layer="layout" svg:width="8.692cm" svg:height="3.624cm" svg:x="12.142cm" svg:y="12.91cm">
          <text:p text:style-name="P1">SubInst4 “R4”</text:p>
        </draw:rect>
        <draw:rect draw:style-name="gr3" draw:text-style-name="P1" draw:layer="layout" svg:width="8.691cm" svg:height="3.624cm" svg:x="12.439cm" svg:y="13.116cm">
          <text:p text:style-name="P1">SubInst4[1,2] “X”</text:p>
        </draw:rect>
        <draw:rect draw:style-name="gr2" draw:text-style-name="P1" draw:layer="layout" svg:width="3.3cm" svg:height="1.65cm" svg:x="12.78cm" svg:y="14.3cm">
          <text:p text:style-name="P1">Inst1 “R”</text:p>
        </draw:rect>
        <draw:rect draw:style-name="gr2" draw:text-style-name="P1" draw:layer="layout" svg:width="3.826cm" svg:height="1.65cm" svg:x="16.51cm" svg:y="14.3cm">
          <text:p text:style-name="P1">Inst2 “C”</text:p>
        </draw:rect>
        <draw:rect draw:style-name="gr2" draw:text-style-name="P1" draw:layer="layout" svg:width="3.826cm" svg:height="1.65cm" svg:x="16.742cm" svg:y="14.5cm">
          <text:p text:style-name="P1">Inst2 “C”</text:p>
        </draw:rect>
        <draw:rect draw:style-name="gr2" draw:text-style-name="P1" draw:layer="layout" svg:width="3.826cm" svg:height="1.65cm" svg:x="16.974cm" svg:y="14.7cm">
          <text:p text:style-name="P1">Inst2[1:3] “C”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24T11:36:21</meta:creation-date>
    <meta:printed-by>Richard Black</meta:printed-by>
    <meta:print-date>2012-01-24T12:09:05</meta:print-date>
    <dc:date>2012-01-24T12:28:05</dc:date>
    <dc:creator>Richard Black</dc:creator>
    <meta:editing-duration>PT00H09M01S</meta:editing-duration>
    <meta:editing-cycles>3</meta:editing-cycles>
    <meta:generator>OpenOffice.org/3.1$Linux OpenOffice.org_project/310m19$Build-9420</meta:generator>
    <meta:document-statistic meta:object-count="36"/>
  </office:meta>
</office:document-meta>
</file>